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5in" fo:text-indent="0.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2" style:parent-style-name="Normal" style:family="paragraph">
      <style:paragraph-properties fo:text-align="center"/>
      <style:text-properties fo:font-weight="bold" style:font-weight-asian="bold" style:font-weight-complex="bold" fo:font-style="italic" style:font-style-asian="italic" style:font-style-complex="italic" fo:font-size="12pt" style:font-size-asian="12pt" style:font-size-complex="12pt"/>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weight="bold" style:font-weight-asian="bold" fo:font-style="italic" style:font-style-asian="italic" fo:font-size="12pt" style:font-size-asian="12pt" style:font-size-complex="12pt"/>
    </style:style>
    <style:style style:name="T7" style:parent-style-name="Hyperlink" style:family="text">
      <style:text-properties fo:font-weight="bold" style:font-weight-asian="bold" fo:font-style="italic" style:font-style-asian="italic" style:use-window-font-color="true" fo:font-size="12pt" style:font-size-asian="12pt" style:font-size-complex="12pt"/>
    </style:style>
    <style:style style:name="P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fo:font-size="12pt" style:font-size-asian="12pt" style:font-size-complex="12pt"/>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T15" style:parent-style-name="DefaultParagraphFont" style:family="text">
      <style:text-properties fo:font-weight="bold" style:font-weight-asian="bold" style:font-weight-complex="bold" fo:font-size="12pt" style:font-size-asian="12pt" style:font-size-complex="12pt"/>
    </style:style>
    <style:style style:name="T16" style:parent-style-name="DefaultParagraphFont" style:family="text">
      <style:text-properties fo:font-weight="bold" style:font-weight-asian="bold" style:font-weight-complex="bold"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Normal" style:family="paragraph">
      <style:paragraph-properties style:vertical-align="auto"/>
    </style:style>
    <style:style style:name="T1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tyle="italic" style:font-style-asian="italic" style:font-style-complex="italic" style:text-position="super 65%"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 style:parent-style-name="Normal" style:family="paragraph">
      <style:paragraph-properties style:vertical-align="auto"/>
    </style:style>
    <style:style style:name="T24" style:parent-style-name="DefaultParagraphFont" style:family="text">
      <style:text-properties style:text-position="super 65%"/>
    </style:style>
    <style:style style:name="P25" style:parent-style-name="Normal" style:family="paragraph">
      <style:paragraph-properties style:vertical-align="auto"/>
    </style:style>
    <style:style style:name="P26" style:parent-style-name="Normal" style:family="paragraph">
      <style:paragraph-properties style:vertical-align="auto"/>
    </style:style>
    <style:style style:name="P27" style:parent-style-name="Normal" style:family="paragraph">
      <style:paragraph-properties style:vertical-align="auto"/>
    </style:style>
    <style:style style:name="T28" style:parent-style-name="DefaultParagraphFont" style:family="text">
      <style:text-properties style:font-weight-complex="bold"/>
    </style:style>
    <style:style style:name="P29" style:parent-style-name="Normal" style:family="paragraph">
      <style:paragraph-properties style:vertical-align="auto"/>
    </style:style>
    <style:style style:name="T30" style:parent-style-name="DefaultParagraphFont" style:family="text">
      <style:text-properties style:font-weight-complex="bold"/>
    </style:style>
    <style:style style:name="P31" style:parent-style-name="Normal" style:family="paragraph">
      <style:paragraph-properties style:vertical-align="auto"/>
    </style:style>
    <style:style style:name="T32" style:parent-style-name="DefaultParagraphFont" style:family="text">
      <style:text-properties style:font-weight-complex="bold"/>
    </style:style>
    <style:style style:name="P33" style:parent-style-name="Normal" style:family="paragraph">
      <style:paragraph-properties style:vertical-align="auto"/>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paragraph-properties style:vertical-align="auto"/>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9" style:parent-style-name="DefaultParagraphFont" style:family="text">
      <style:text-properties style:font-weight-complex="bold" style:letter-kerning="false" fo:language="en" fo:country="IE"/>
    </style:style>
    <style:style style:name="T40" style:parent-style-name="DefaultParagraphFont" style:family="text">
      <style:text-properties style:font-weight-complex="bold" style:letter-kerning="false" fo:language="en" fo:country="IE"/>
    </style:style>
    <style:style style:name="T41" style:parent-style-name="DefaultParagraphFont" style:family="text">
      <style:text-properties style:font-weight-complex="bold" style:letter-kerning="false" fo:language="en" fo:country="IE"/>
    </style:style>
    <style:style style:name="P42" style:parent-style-name="Normal" style:family="paragraph">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43" style:parent-style-name="Normal" style:family="paragraph">
      <style:text-properties style:font-weight-complex="bold"/>
    </style:style>
    <style:style style:name="P44" style:parent-style-name="Normal" style:family="paragraph">
      <style:text-properties style:font-weight-complex="bold"/>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paragraph-properties fo:widows="2" fo:orphans="2" style:punctuation-wrap="hanging" style:text-autospace="ideograph-alpha" style:vertical-align="auto" fo:margin-right="0.3229in" fo:background-color="#FFFFFF"/>
      <style:text-properties fo:font-weight="bold" style:font-weight-asian="bold" style:font-weight-complex="bold" fo:color="#000000" style:letter-kerning="false" fo:language="en" fo:country="IE" fo:hyphenate="true"/>
    </style:style>
    <style:style style:name="P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Standard" style:family="paragraph">
      <style:text-properties style:font-name-asian="Times New Roman" style:font-name-complex="Times New Roman" fo:font-weight="bold" style:font-weight-asian="bold" style:font-weight-complex="bold" fo:color="#000000" fo:font-size="10pt" style:font-size-asian="10pt" style:font-size-complex="10pt" fo:language="en" fo:country="GB"/>
    </style:style>
    <style:style style:name="P56" style:parent-style-name="Standard" style:family="paragraph">
      <style:text-properties style:font-name-asian="Times New Roman" style:font-name-complex="Times New Roman" fo:color="#000000" fo:font-size="10pt" style:font-size-asian="10pt" style:font-size-complex="10pt" fo:language="en" fo:country="GB"/>
    </style:style>
    <style:style style:name="P57" style:parent-style-name="Normal" style:family="paragraph">
      <style:paragraph-properties fo:margin-right="0.3229in" fo:background-color="#FFFFFF"/>
    </style:style>
    <style:style style:name="T58" style:parent-style-name="DefaultParagraphFont" style:family="text">
      <style:text-properties style:font-weight-complex="bold" fo:color="#000000"/>
    </style:style>
    <style:style style:name="T59" style:parent-style-name="DefaultParagraphFont" style:family="text">
      <style:text-properties style:font-weight-complex="bold" fo:color="#000000"/>
    </style:style>
    <style:style style:name="T60" style:parent-style-name="DefaultParagraphFont" style:family="text">
      <style:text-properties style:font-weight-complex="bold" fo:color="#000000"/>
    </style:style>
    <style:style style:name="P61" style:parent-style-name="Normal" style:family="paragraph">
      <style:text-properties fo:font-weight="bold" style:font-weight-asian="bold" style:font-weight-complex="bold" fo:color="#000000"/>
    </style:style>
    <style:style style:name="T62" style:parent-style-name="DefaultParagraphFont" style:family="text">
      <style:text-properties fo:font-weight="bold" style:font-weight-asian="bold" style:font-weight-complex="bold" style:letter-kerning="false" fo:language="en" fo:country="IE"/>
    </style:style>
    <style:style style:name="P63"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64"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65"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66" style:parent-style-name="Normal" style:family="paragraph">
      <style:paragraph-properties fo:widows="2" fo:orphans="2" style:punctuation-wrap="hanging" style:text-autospace="ideograph-alpha" style:vertical-align="auto"/>
    </style:style>
    <style:style style:name="T67" style:parent-style-name="DefaultParagraphFont" style:family="text">
      <style:text-properties fo:font-weight="bold" style:font-weight-asian="bold" style:font-weight-complex="bold" style:letter-kerning="false" fo:language="en" fo:country="IE"/>
    </style:style>
    <style:style style:name="T68" style:parent-style-name="DefaultParagraphFont" style:family="text">
      <style:text-properties fo:font-weight="bold" style:font-weight-asian="bold" style:font-weight-complex="bold" style:letter-kerning="false" fo:language="en" fo:country="IE"/>
    </style:style>
    <style:style style:name="P69"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70"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71" style:parent-style-name="Normal" style:family="paragraph">
      <style:paragraph-properties fo:widows="2" fo:orphans="2" style:punctuation-wrap="hanging" style:text-autospace="ideograph-alpha" style:vertical-align="auto"/>
      <style:text-properties fo:font-weight="bold" style:font-weight-asian="bold" style:font-weight-complex="bold" style:letter-kerning="false" fo:language="en" fo:country="IE"/>
    </style:style>
    <style:style style:name="P72" style:parent-style-name="Normal" style:family="paragraph">
      <style:paragraph-properties fo:widows="2" fo:orphans="2" style:punctuation-wrap="hanging" style:text-autospace="ideograph-alpha" style:vertical-align="auto"/>
    </style:style>
    <style:style style:name="T73" style:parent-style-name="DefaultParagraphFont" style:family="text">
      <style:text-properties fo:font-weight="bold" style:font-weight-asian="bold" style:font-weight-complex="bold" style:letter-kerning="false" fo:language="en" fo:country="IE"/>
    </style:style>
    <style:style style:name="T74" style:parent-style-name="DefaultParagraphFont" style:family="text">
      <style:text-properties style:letter-kerning="false" fo:language="en" fo:country="IE"/>
    </style:style>
    <style:style style:name="T75" style:parent-style-name="DefaultParagraphFont" style:family="text">
      <style:text-properties fo:font-weight="bold" style:font-weight-asian="bold" style:font-weight-complex="bold" style:letter-kerning="false" fo:language="en" fo:country="IE"/>
    </style:style>
    <style:style style:name="P76"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77"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78" style:parent-style-name="Normal" style:family="paragraph">
      <style:paragraph-properties fo:widows="2" fo:orphans="2" style:punctuation-wrap="hanging" style:text-autospace="ideograph-alpha" style:vertical-align="auto"/>
      <style:text-properties style:letter-kerning="false" fo:language="en" fo:country="IE"/>
    </style:style>
    <style:style style:name="P79" style:parent-style-name="Normal" style:family="paragraph">
      <style:paragraph-properties fo:widows="2" fo:orphans="2" style:punctuation-wrap="hanging" style:text-autospace="ideograph-alpha" style:vertical-align="auto"/>
    </style:style>
    <style:style style:name="T80" style:parent-style-name="DefaultParagraphFont" style:family="text">
      <style:text-properties fo:font-weight="bold" style:font-weight-asian="bold" style:font-weight-complex="bold" style:letter-kerning="false" fo:language="en" fo:country="IE"/>
    </style:style>
    <style:style style:name="P81" style:parent-style-name="Normal" style:family="paragraph">
      <style:paragraph-properties fo:widows="2" fo:orphans="2" style:punctuation-wrap="hanging" style:text-autospace="ideograph-alpha" style:vertical-align="auto"/>
      <style:text-properties style:letter-kerning="false" fo:language="en" fo:country="IE"/>
    </style:style>
    <style:style style:name="T82" style:parent-style-name="DefaultParagraphFont" style:family="text">
      <style:text-properties style:letter-kerning="false" fo:language="en" fo:country="IE"/>
    </style:style>
    <style:style style:name="T83" style:parent-style-name="DefaultParagraphFont" style:family="text">
      <style:text-properties style:letter-kerning="false" fo:language="en" fo:country="IE"/>
    </style:style>
    <style:style style:name="T84" style:parent-style-name="DefaultParagraphFont" style:family="text">
      <style:text-properties style:letter-kerning="false" fo:language="en" fo:country="IE"/>
    </style:style>
    <style:style style:name="T85"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P8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font-weight-complex="bold" fo:color="#000000" style:letter-kerning="false" fo:language="en" fo:country="IE"/>
    </style:style>
    <style:style style:name="T89" style:parent-style-name="DefaultParagraphFont" style:family="text">
      <style:text-properties style:font-weight-complex="bold" fo:color="#000000" style:letter-kerning="false" fo:language="en" fo:country="IE"/>
    </style:style>
    <style:style style:name="T90" style:parent-style-name="DefaultParagraphFont" style:family="text">
      <style:text-properties style:font-weight-complex="bold" fo:color="#000000" style:letter-kerning="false" fo:language="en" fo:country="IE"/>
    </style:style>
    <style:style style:name="T91" style:parent-style-name="DefaultParagraphFont" style:family="text">
      <style:text-properties style:font-weight-complex="bold" fo:color="#000000" style:letter-kerning="false" fo:language="en" fo:country="IE"/>
    </style:style>
    <style:style style:name="T92" style:parent-style-name="DefaultParagraphFont" style:family="text">
      <style:text-properties style:font-weight-complex="bold" fo:color="#000000" style:letter-kerning="false" fo:language="en" fo:country="IE"/>
    </style:style>
    <style:style style:name="T93" style:parent-style-name="DefaultParagraphFont" style:family="text">
      <style:text-properties style:font-weight-complex="bold" fo:color="#000000" style:letter-kerning="false" fo:language="en" fo:country="IE"/>
    </style:style>
    <style:style style:name="T94" style:parent-style-name="DefaultParagraphFont" style:family="text">
      <style:text-properties style:font-weight-complex="bold" fo:color="#000000" style:letter-kerning="false" fo:language="en" fo:country="IE"/>
    </style:style>
    <style:style style:name="T95" style:parent-style-name="DefaultParagraphFont" style:family="text">
      <style:text-properties style:font-weight-complex="bold" fo:color="#000000" style:letter-kerning="false" fo:language="en" fo:country="IE"/>
    </style:style>
    <style:style style:name="T96" style:parent-style-name="DefaultParagraphFont" style:family="text">
      <style:text-properties style:font-weight-complex="bold" fo:color="#000000" style:letter-kerning="false" fo:language="en" fo:country="IE"/>
    </style:style>
    <style:style style:name="P97" style:parent-style-name="Normal" style:family="paragraph">
      <style:paragraph-properties fo:widows="2" fo:orphans="2" style:punctuation-wrap="hanging" style:text-autospace="ideograph-alpha" style:vertical-align="auto" fo:margin-right="0.3229in"/>
      <style:text-properties style:font-weight-complex="bold" fo:color="#000000" style:letter-kerning="false" fo:language="en" fo:country="IE"/>
    </style:style>
    <style:style style:name="P98" style:parent-style-name="Normal" style:family="paragraph">
      <style:paragraph-properties fo:widows="2" fo:orphans="2" style:punctuation-wrap="hanging" style:text-autospace="ideograph-alpha" style:vertical-align="auto" fo:margin-right="0.3229in"/>
      <style:text-properties style:font-weight-complex="bold" fo:color="#000000" style:letter-kerning="false" fo:language="en" fo:country="IE"/>
    </style:style>
    <style:style style:name="P99" style:parent-style-name="Normal" style:family="paragraph">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00" style:parent-style-name="Normal" style:family="paragraph">
      <style:text-properties style:font-weight-complex="bold"/>
    </style:style>
    <style:style style:name="P101" style:parent-style-name="Normal" style:family="paragraph">
      <style:text-properties style:font-weight-complex="bold"/>
    </style:style>
    <style:style style:name="P102" style:parent-style-name="NormalWeb" style:family="paragraph">
      <style:paragraph-properties fo:margin-bottom="0in"/>
      <style:text-properties fo:font-size="8pt" style:font-size-asian="8pt" style:font-size-complex="8pt" fo:language="en" fo:country="US"/>
    </style:style>
    <style:style style:name="P103" style:parent-style-name="Normal" style:family="paragraph">
      <style:paragraph-properties style:vertical-align="auto"/>
    </style:style>
    <style:style style:name="T10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5" style:parent-style-name="Normal" style:family="paragraph">
      <style:text-properties style:font-weight-complex="bold" style:letter-kerning="false" fo:language="en" fo:country="IE"/>
    </style:style>
    <style:style style:name="P106" style:parent-style-name="Normal" style:family="paragraph">
      <style:paragraph-properties fo:text-align="center"/>
      <style:text-properties fo:font-weight="bold" style:font-weight-asian="bold" fo:font-size="12pt" style:font-size-asian="12pt" style:font-size-complex="12pt"/>
    </style:style>
    <style:style style:name="T107"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10" style:parent-style-name="DefaultParagraphFont" style:family="text">
      <style:text-properties fo:font-style="italic" style:font-style-asian="italic" style:font-style-complex="italic"/>
    </style:style>
    <style:style style:name="P111" style:parent-style-name="Normal" style:family="paragraph">
      <style:paragraph-properties style:vertical-align="auto"/>
      <style:text-properties style:letter-kerning="true" fo:font-size="11pt" style:font-size-asian="11pt" style:font-size-complex="11pt" style:language-asian="ar" style:country-asian="SA"/>
    </style:style>
    <style:style style:name="P112" style:parent-style-name="Normal" style:family="paragraph">
      <style:paragraph-properties fo:text-align="center" style:vertical-align="auto"/>
    </style:style>
    <style:style style:name="T113" style:parent-style-name="DefaultParagraphFont" style:family="text">
      <style:text-properties fo:font-weight="bold" style:font-weight-asian="bold" style:font-weight-complex="bold" style:letter-kerning="true" fo:font-size="12pt" style:font-size-asian="12pt" style:font-size-complex="12pt" style:text-underline-type="single" style:text-underline-style="solid" style:text-underline-width="auto" style:text-underline-mode="continuous" style:language-asian="ar" style:country-asian="SA"/>
    </style:style>
    <style:style style:name="T114" style:parent-style-name="DefaultParagraphFont" style:family="text">
      <style:text-properties fo:font-weight="bold" style:font-weight-asian="bold" style:font-weight-complex="bold" style:letter-kerning="true" fo:font-size="12pt" style:font-size-asian="12pt" style:font-size-complex="12pt" style:language-asian="ar" style:country-asian="SA"/>
    </style:style>
    <style:style style:name="T115" style:parent-style-name="DefaultParagraphFont" style:family="text">
      <style:text-properties fo:font-weight="bold" style:font-weight-asian="bold" style:font-weight-complex="bold" style:letter-kerning="true" fo:font-size="12pt" style:font-size-asian="12pt" style:font-size-complex="12pt" style:language-asian="ar" style:country-asian="SA"/>
    </style:style>
    <style:style style:name="T116" style:parent-style-name="DefaultParagraphFont" style:family="text">
      <style:text-properties fo:font-weight="bold" style:font-weight-asian="bold" style:font-weight-complex="bold" style:letter-kerning="true" fo:font-size="12pt" style:font-size-asian="12pt" style:font-size-complex="12pt" style:text-underline-type="single" style:text-underline-style="solid" style:text-underline-width="auto" style:text-underline-mode="continuous" style:language-asian="ar" style:country-asian="SA"/>
    </style:style>
    <style:style style:name="P117" style:parent-style-name="Normal" style:family="paragraph">
      <style:paragraph-properties fo:text-align="center" style:vertical-align="auto"/>
    </style:style>
    <style:style style:name="T118" style:parent-style-name="DefaultParagraphFont" style:family="text">
      <style:text-properties fo:font-weight="bold" style:font-weight-asian="bold" style:font-weight-complex="bold" style:letter-kerning="true" style:text-underline-type="single" style:text-underline-style="solid" style:text-underline-width="auto" style:text-underline-mode="continuous" style:language-asian="ar" style:country-asian="SA"/>
    </style:style>
    <style:style style:name="T119" style:parent-style-name="DefaultParagraphFont" style:family="text">
      <style:text-properties fo:font-weight="bold" style:font-weight-asian="bold" style:font-weight-complex="bold" style:letter-kerning="true" style:text-underline-type="single" style:text-underline-style="solid" style:text-underline-width="auto" style:text-underline-mode="continuous" style:language-asian="ar" style:country-asian="SA"/>
    </style:style>
    <style:style style:name="T120" style:parent-style-name="DefaultParagraphFont" style:family="text">
      <style:text-properties fo:font-weight="bold" style:font-weight-asian="bold" style:font-weight-complex="bold" style:letter-kerning="true" style:text-position="super 65%" style:text-underline-type="single" style:text-underline-style="solid" style:text-underline-width="auto" style:text-underline-mode="continuous" style:language-asian="ar" style:country-asian="SA"/>
    </style:style>
    <style:style style:name="T121" style:parent-style-name="DefaultParagraphFont" style:family="text">
      <style:text-properties fo:font-weight="bold" style:font-weight-asian="bold" style:font-weight-complex="bold" style:letter-kerning="true" style:text-underline-type="single" style:text-underline-style="solid" style:text-underline-width="auto" style:text-underline-mode="continuous" style:language-asian="ar" style:country-asian="SA"/>
    </style:style>
    <style:style style:name="T122" style:parent-style-name="DefaultParagraphFont" style:family="text">
      <style:text-properties fo:font-weight="bold" style:font-weight-asian="bold" style:font-weight-complex="bold" style:letter-kerning="true" style:text-underline-type="single" style:text-underline-style="solid" style:text-underline-width="auto" style:text-underline-mode="continuous" style:language-asian="ar" style:country-asian="SA"/>
    </style:style>
    <style:style style:name="T123" style:parent-style-name="DefaultParagraphFont" style:family="text">
      <style:text-properties fo:font-weight="bold" style:font-weight-asian="bold" style:font-weight-complex="bold" style:letter-kerning="true" style:text-underline-type="single" style:text-underline-style="solid" style:text-underline-width="auto" style:text-underline-mode="continuous" style:language-asian="ar" style:country-asian="SA"/>
    </style:style>
    <style:style style:name="P124" style:parent-style-name="Normal" style:family="paragraph">
      <style:paragraph-properties fo:text-align="center" style:vertical-align="auto"/>
      <style:text-properties style:letter-kerning="true" style:language-asian="ar" style:country-asian="SA"/>
    </style:style>
    <style:style style:name="P125" style:parent-style-name="Normal" style:family="paragraph">
      <style:paragraph-properties fo:text-align="center" style:vertical-align="auto"/>
    </style:style>
    <style:style style:name="T126" style:parent-style-name="DefaultParagraphFont" style:family="text">
      <style:text-properties fo:font-weight="bold" style:font-weight-asian="bold" style:font-weight-complex="bold" style:letter-kerning="true" style:language-asian="ar" style:country-asian="SA"/>
    </style:style>
    <style:style style:name="T127" style:parent-style-name="DefaultParagraphFont" style:family="text">
      <style:text-properties fo:font-weight="bold" style:font-weight-asian="bold" style:font-weight-complex="bold" style:letter-kerning="true" fo:language="en" fo:country="IE" style:language-asian="ar" style:country-asian="SA"/>
    </style:style>
    <style:style style:name="T128" style:parent-style-name="DefaultParagraphFont" style:family="text">
      <style:text-properties fo:font-weight="bold" style:font-weight-asian="bold" style:font-weight-complex="bold" style:letter-kerning="true" style:language-asian="ar" style:country-asian="SA"/>
    </style:style>
    <style:style style:name="P129" style:parent-style-name="Normal" style:family="paragraph">
      <style:paragraph-properties fo:text-align="center" style:vertical-align="auto"/>
      <style:text-properties fo:font-weight="bold" style:font-weight-asian="bold" style:font-weight-complex="bold" style:letter-kerning="true" style:language-asian="ar" style:country-asian="SA"/>
    </style:style>
    <style:style style:name="P130" style:parent-style-name="Normal" style:family="paragraph">
      <style:paragraph-properties style:vertical-align="auto"/>
      <style:text-properties style:letter-kerning="true" style:language-asian="ar" style:country-asian="SA"/>
    </style:style>
    <style:style style:name="P131" style:parent-style-name="Normal" style:family="paragraph">
      <style:paragraph-properties style:vertical-align="auto"/>
      <style:text-properties style:letter-kerning="true" style:language-asian="ar" style:country-asian="SA"/>
    </style:style>
    <style:style style:name="P132" style:parent-style-name="Normal" style:family="paragraph">
      <style:paragraph-properties style:vertical-align="auto"/>
      <style:text-properties style:letter-kerning="true" style:language-asian="ar" style:country-asian="SA"/>
    </style:style>
    <style:style style:name="P133" style:parent-style-name="Normal" style:family="paragraph">
      <style:paragraph-properties style:vertical-align="auto"/>
      <style:text-properties style:letter-kerning="true" style:language-asian="ar" style:country-asian="SA"/>
    </style:style>
    <style:style style:name="P134" style:parent-style-name="Normal" style:family="paragraph">
      <style:paragraph-properties style:vertical-align="auto"/>
      <style:text-properties style:letter-kerning="true" style:language-asian="ar" style:country-asian="SA"/>
    </style:style>
    <style:style style:name="P135" style:parent-style-name="Normal" style:family="paragraph">
      <style:paragraph-properties style:vertical-align="auto"/>
      <style:text-properties style:letter-kerning="true" style:language-asian="ar" style:country-asian="SA"/>
    </style:style>
    <style:style style:name="P136" style:parent-style-name="Normal" style:family="paragraph">
      <style:paragraph-properties style:vertical-align="auto"/>
      <style:text-properties style:letter-kerning="true" style:language-asian="ar" style:country-asian="SA"/>
    </style:style>
    <style:style style:name="P137" style:parent-style-name="Normal" style:family="paragraph">
      <style:paragraph-properties style:vertical-align="auto"/>
      <style:text-properties style:letter-kerning="true" style:language-asian="ar" style:country-asian="SA"/>
    </style:style>
    <style:style style:name="P138" style:parent-style-name="Normal" style:family="paragraph">
      <style:paragraph-properties style:vertical-align="auto"/>
      <style:text-properties style:letter-kerning="true" style:language-asian="ar" style:country-asian="SA"/>
    </style:style>
    <style:style style:name="P139" style:parent-style-name="Normal" style:family="paragraph">
      <style:paragraph-properties style:vertical-align="auto"/>
      <style:text-properties style:letter-kerning="true" style:language-asian="ar" style:country-asian="SA"/>
    </style:style>
    <style:style style:name="P140" style:parent-style-name="Normal" style:family="paragraph">
      <style:paragraph-properties style:vertical-align="auto"/>
      <style:text-properties style:letter-kerning="true" style:language-asian="ar" style:country-asian="SA"/>
    </style:style>
    <style:style style:name="P141" style:parent-style-name="Normal" style:family="paragraph">
      <style:paragraph-properties style:vertical-align="auto"/>
      <style:text-properties style:letter-kerning="true" style:language-asian="ar" style:country-asian="SA"/>
    </style:style>
    <style:style style:name="P142" style:parent-style-name="Normal" style:family="paragraph">
      <style:paragraph-properties fo:widows="2" fo:orphans="2" style:punctuation-wrap="hanging" style:text-autospace="ideograph-alpha" fo:text-align="justify" style:vertical-align="auto" fo:margin-top="0.0694in" fo:margin-bottom="0.0694in"/>
    </style:style>
    <style:style style:name="T143" style:parent-style-name="DefaultParagraphFont" style:family="text">
      <style:text-properties style:letter-kerning="true" style:language-asian="ar" style:country-asian="SA"/>
    </style:style>
    <style:style style:name="T144" style:parent-style-name="DefaultParagraphFont" style:family="text">
      <style:text-properties style:letter-kerning="true" style:language-asian="ar" style:country-asian="SA"/>
    </style:style>
    <style:style style:name="T145" style:parent-style-name="DefaultParagraphFont" style:family="text">
      <style:text-properties fo:font-weight="bold" style:font-weight-asian="bold" style:font-weight-complex="bold" style:letter-kerning="true" style:language-asian="ar" style:country-asian="SA"/>
    </style:style>
    <style:style style:name="T146" style:parent-style-name="DefaultParagraphFont" style:family="text">
      <style:text-properties style:letter-kerning="true" style:language-asian="ar" style:country-asian="SA"/>
    </style:style>
    <style:style style:name="T147" style:parent-style-name="DefaultParagraphFont" style:family="text">
      <style:text-properties fo:font-weight="bold" style:font-weight-asian="bold" style:letter-kerning="true" style:language-asian="ar" style:country-asian="SA"/>
    </style:style>
    <style:style style:name="T148" style:parent-style-name="DefaultParagraphFont" style:family="text">
      <style:text-properties style:letter-kerning="true" style:language-asian="ar" style:country-asian="SA"/>
    </style:style>
    <style:style style:name="T149" style:parent-style-name="DefaultParagraphFont" style:family="text">
      <style:text-properties style:font-weight-complex="bold" style:letter-kerning="true" style:language-asian="ar" style:country-asian="SA"/>
    </style:style>
    <style:style style:name="T150" style:parent-style-name="DefaultParagraphFont" style:family="text">
      <style:text-properties style:font-weight-complex="bold" style:letter-kerning="true" style:language-asian="ar" style:country-asian="SA"/>
    </style:style>
    <style:style style:name="P151" style:parent-style-name="Normal" style:family="paragraph">
      <style:paragraph-properties style:vertical-align="auto"/>
    </style:style>
    <style:style style:name="T152" style:parent-style-name="DefaultParagraphFont" style:family="text">
      <style:text-properties fo:font-weight="bold" style:font-weight-asian="bold" style:letter-kerning="true" style:language-asian="ar" style:country-asian="SA"/>
    </style:style>
    <style:style style:name="T153" style:parent-style-name="DefaultParagraphFont" style:family="text">
      <style:text-properties style:letter-kerning="true" style:language-asian="ar" style:country-asian="SA"/>
    </style:style>
    <style:style style:name="T154" style:parent-style-name="DefaultParagraphFont" style:family="text">
      <style:text-properties style:letter-kerning="true" style:language-asian="ar" style:country-asian="SA"/>
    </style:style>
    <style:style style:name="T155" style:parent-style-name="DefaultParagraphFont" style:family="text">
      <style:text-properties fo:font-weight="bold" style:font-weight-asian="bold" style:letter-kerning="true" style:language-asian="ar" style:country-asian="SA"/>
    </style:style>
    <style:style style:name="T156" style:parent-style-name="DefaultParagraphFont" style:family="text">
      <style:text-properties style:letter-kerning="true" style:language-asian="ar" style:country-asian="SA"/>
    </style:style>
    <style:style style:name="P157" style:parent-style-name="Normal" style:family="paragraph">
      <style:text-properties style:letter-kerning="true" style:language-asian="ar" style:country-asian="SA"/>
    </style:style>
    <style:style style:name="P158" style:parent-style-name="Normal" style:family="paragraph">
      <style:paragraph-properties style:vertical-align="auto"/>
      <style:text-properties fo:font-weight="bold" style:font-weight-asian="bold" style:letter-kerning="true" style:language-asian="ar" style:country-asian="SA"/>
    </style:style>
    <style:style style:name="P159" style:parent-style-name="Normal" style:family="paragraph">
      <style:paragraph-properties style:vertical-align="auto"/>
      <style:text-properties style:letter-kerning="true" style:language-asian="ar" style:country-asian="SA"/>
    </style:style>
    <style:style style:name="P160" style:parent-style-name="Normal" style:family="paragraph">
      <style:paragraph-properties style:vertical-align="auto"/>
      <style:text-properties style:letter-kerning="true" style:language-asian="ar" style:country-asian="SA"/>
    </style:style>
    <style:style style:name="P161" style:parent-style-name="Normal" style:family="paragraph">
      <style:paragraph-properties style:vertical-align="auto"/>
      <style:text-properties style:letter-kerning="true" style:language-asian="ar" style:country-asian="SA"/>
    </style:style>
    <style:style style:name="P162" style:parent-style-name="Normal" style:family="paragraph">
      <style:paragraph-properties style:vertical-align="auto"/>
      <style:text-properties fo:font-weight="bold" style:font-weight-asian="bold" style:letter-kerning="true" style:language-asian="ar" style:country-asian="SA"/>
    </style:style>
    <style:style style:name="P163" style:parent-style-name="Normal" style:family="paragraph">
      <style:paragraph-properties style:vertical-align="auto"/>
      <style:text-properties fo:font-weight="bold" style:font-weight-asian="bold" style:letter-kerning="true" style:language-asian="ar" style:country-asian="SA"/>
    </style:style>
    <style:style style:name="P164" style:parent-style-name="Normal" style:family="paragraph">
      <style:paragraph-properties style:vertical-align="auto"/>
    </style:style>
    <style:style style:name="T165" style:parent-style-name="DefaultParagraphFont" style:family="text">
      <style:text-properties style:letter-kerning="true" style:language-asian="ar" style:country-asian="SA"/>
    </style:style>
    <style:style style:name="T166" style:parent-style-name="DefaultParagraphFont" style:family="text">
      <style:text-properties style:letter-kerning="true" style:language-asian="ar" style:country-asian="SA"/>
    </style:style>
    <style:style style:name="T167" style:parent-style-name="DefaultParagraphFont" style:family="text">
      <style:text-properties style:letter-kerning="true" style:language-asian="ar" style:country-asian="SA"/>
    </style:style>
    <style:style style:name="T168" style:parent-style-name="DefaultParagraphFont" style:family="text">
      <style:text-properties style:letter-kerning="true" style:language-asian="ar" style:country-asian="SA"/>
    </style:style>
    <style:style style:name="T169" style:parent-style-name="DefaultParagraphFont" style:family="text">
      <style:text-properties fo:font-weight="bold" style:font-weight-asian="bold" style:font-weight-complex="bold" fo:font-style="italic" style:font-style-asian="italic" style:font-style-complex="italic" style:letter-kerning="true" style:text-underline-type="single" style:text-underline-style="solid" style:text-underline-width="auto" style:text-underline-mode="continuous" style:language-asian="ar" style:country-asian="SA"/>
    </style:style>
    <style:style style:name="T170" style:parent-style-name="DefaultParagraphFont" style:family="text">
      <style:text-properties fo:font-weight="bold" style:font-weight-asian="bold" fo:font-style="italic" style:font-style-asian="italic" style:font-style-complex="italic" style:letter-kerning="true" style:text-underline-type="single" style:text-underline-style="solid" style:text-underline-width="auto" style:text-underline-mode="continuous" style:language-asian="ar" style:country-asian="SA"/>
    </style:style>
    <style:style style:name="T171" style:parent-style-name="DefaultParagraphFont" style:family="text">
      <style:text-properties fo:font-weight="bold" style:font-weight-asian="bold" fo:font-style="italic" style:font-style-asian="italic" style:font-style-complex="italic" style:letter-kerning="true" style:text-position="super 65%" style:text-underline-type="single" style:text-underline-style="solid" style:text-underline-width="auto" style:text-underline-mode="continuous" style:language-asian="ar" style:country-asian="SA"/>
    </style:style>
    <style:style style:name="T172" style:parent-style-name="DefaultParagraphFont" style:family="text">
      <style:text-properties fo:font-weight="bold" style:font-weight-asian="bold" fo:font-style="italic" style:font-style-asian="italic" style:font-style-complex="italic" style:letter-kerning="true" style:text-underline-type="single" style:text-underline-style="solid" style:text-underline-width="auto" style:text-underline-mode="continuous" style:language-asian="ar" style:country-asian="SA"/>
    </style:style>
    <style:style style:name="T173" style:parent-style-name="DefaultParagraphFont" style:family="text">
      <style:text-properties fo:font-weight="bold" style:font-weight-asian="bold" fo:font-style="italic" style:font-style-asian="italic" style:font-style-complex="italic" style:letter-kerning="true" style:text-underline-type="single" style:text-underline-style="solid" style:text-underline-width="auto" style:text-underline-mode="continuous" style:language-asian="ar" style:country-asian="SA"/>
    </style:style>
  </office:automatic-styles>
  <office:body>
    <office:text text:use-soft-page-breaks="true">
      <text:p text:style-name="P1">THE SALERS CATTLE SOCIETY OF IRELAND LTD.</text:p>
      <text:p text:style-name="P2">Glenard House, Cloughjordan, Co. Tipperary.</text:p>
      <text:p text:style-name="P3"><text:span text:style-name="T4">Phone: 0505 – 42245 <text:s text:c="7"/>Website<text:s/></text:span><text:span text:style-name="T5"><text:s/>:</text:span><text:span text:style-name="T6"><text:s/></text:span><text:a xlink:href="http://www.irishsalers.com" office:target-frame-name="_top" xlink:show="replace"><text:span text:style-name="T7">www.irishsalers.com</text:span></text:a></text:p>
      <text:p text:style-name="P8"/>
      <text:p text:style-name="Normal"><text:span text:style-name="T9">NEWSLETTER</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December 2015</text:span></text:p>
      <text:p text:style-name="Normal"/>
      <text:p text:style-name="P18"><text:span text:style-name="T19">SPRING PEDIGREE SHOW AND SALE, SATURDAY 9</text:span><text:span text:style-name="T20">th</text:span><text:span text:style-name="T21"><text:s/>APRIL 2016.</text:span><text:s/><text:span text:style-name="T22">IN TULLAMORE MART.</text:span></text:p>
      <text:p text:style-name="P23">The Spring Pedigree Show and Sale of 100% Full Blood, Pedigree Registered Salers Cattle, male and female, haltered and unhaltered, on Saturday 9<text:span text:style-name="T24">th</text:span><text:s/>April. The sale will consist of the usual Pedigree registered lots</text:p>
      <text:p text:style-name="P25">1. Maiden Heifers from 8 mths, <text:s/></text:p>
      <text:p text:style-name="P26">2. Incalf Heifers,</text:p>
      <text:p text:style-name="P27">3. Bulls from 12 mths,<text:s/><text:span text:style-name="T28">(There will be a limit of 2 bulls per seller)</text:span></text:p>
      <text:p text:style-name="P29"><text:span text:style-name="T30">Haltered cattle will be entered in the Show. All bulls must be haltered.</text:span></text:p>
      <text:p text:style-name="P31"><text:span text:style-name="T32">Unhaltered female cattle, will be pre-inspected, no unhaltered bulls.</text:span></text:p>
      <text:p text:style-name="P33">All cattle must be of a high<text:s/>health status,<text:s/>must be<text:span text:style-name="T34"><text:s/>Export</text:span><text:s/>tested and tested free from<text:s/><text:span text:style-name="T35">BVD<text:s/></text:span>virus.</text:p>
      <text:p text:style-name="P36"><text:span text:style-name="T37">If you are interested in entering cattle please notify Secretary by<text:s/></text:span><text:span text:style-name="T38">22nd of January.</text:span><text:s text:c="2"/><text:s text:c="6"/><text:span text:style-name="T39">Entry Form</text:span><text:span text:style-name="T40"><text:s/>PTO &gt;</text:span><text:span text:style-name="T41">&gt;</text:span></text:p>
      <text:p text:style-name="Normal"/>
      <text:p text:style-name="P42">INSPECTIONS.</text:p>
      <text:p text:style-name="P43">It has come to our attention that there is a concern of calf ages for showing and sales. The Council are introducing random inspections on farms. Further details will be furnished in the<text:s/>New Year.</text:p>
      <text:p text:style-name="P44"/>
      <text:p text:style-name="Normal"><text:span text:style-name="T45">IMPORTED SEMEN.</text:span></text:p>
      <text:p text:style-name="Normal">This semen is available to order through the Society. To order semen, notify the secretary in writing, with the number of straws from each bull plus payment for same and details of which A.I. Station you want straws delivered to and name of your A.I. technician.</text:p>
      <text:p text:style-name="Normal"><text:span text:style-name="T46">Bronson, Variegeois</text:span>,<text:s/><text:span text:style-name="T47">Doudou</text:span>, and<text:s/><text:span text:style-name="T48">Beguin</text:span><text:s/>are €25.50 each.<text:s/><text:span text:style-name="T49">Onyx<text:s/></text:span>are €25.00 each.<text:s/><text:span text:style-name="T50">Acajou</text:span><text:s/>are €28.00 each.<text:s/></text:p>
      <text:p text:style-name="Normal">Total minimum order is<text:s/><text:span text:style-name="T51">TEN</text:span><text:s/>straws, e.g. it can be<text:s/><text:span text:style-name="T52">TEN<text:s/></text:span>different straws.<text:s/></text:p>
      <text:p text:style-name="Normal">A limited number of straws have been ordered and are available on a first come first serve basis, so get your order in A.S.A.P.</text:p>
      <text:p text:style-name="P53"/>
      <text:p text:style-name="P54">Order now to avoid disappointment.</text:p>
      <text:p text:style-name="P55">BRONSON (S1209) FR7608321621 <text:s/>€25.50 each ( Oliver Roussel)</text:p>
      <text:p text:style-name="P56">Bull from Roussel in the North of France. Bull brings growth and muscle and milk. There is a very good topline on his calves. He has a very good pelvis. Bronson also brings a lot of width and depth of chest. Will produce good heifers and bulls.</text:p>
      <text:p text:style-name="P57"><text:span text:style-name="T58">(Calving-91, Growth-115, M</text:span><text:span text:style-name="T59">uscle-122, Skeletal-108, Milk-96</text:span><text:span text:style-name="T60">)</text:span></text:p>
      <text:p text:style-name="P61"/>
      <text:p text:style-name="Normal"><text:span text:style-name="T62">VARIEGEOIS (S827) FR1525357583 €25.50 each (Gaec Duffayet)</text:span></text:p>
      <text:p text:style-name="P63">Produces cattle with size and muscle, great pelvises and<text:s/>top lines. This coupled with being above average for milk means he produces very good replacement heifers. Suitable for a wide range of cow types.</text:p>
      <text:p text:style-name="P64">(Calving-94. Growth-101. Muscle-116. Skeletal-113. Milk-102)</text:p>
      <text:p text:style-name="P65"/>
      <text:p text:style-name="P66"><text:span text:style-name="T67">DOUDOU (S1544) FR6345807936 €25.50 each (Gaec F</text:span><text:span text:style-name="T68">amille Champeix)</text:span></text:p>
      <text:p text:style-name="P69">This bull is producing very well muscled progeny with great growth rates. There is very good milk on both sides of his pedigree. He should produce very stylish bulls and heifers. Very suitable for larger, plainer cows.</text:p>
      <text:p text:style-name="P70">(Calving-96. Growth-107. Muscle-110. Skeletal-100, Milk -109)</text:p>
      <text:p text:style-name="P71"/>
      <text:p text:style-name="P72"><text:span text:style-name="T73">BEGUIN (S1567)</text:span><text:span text:style-name="T74"><text:s/></text:span><text:span text:style-name="T75">FR1526045011 €25.50 each (Gaec Duval Claude Pere &amp; Files)</text:span></text:p>
      <text:p text:style-name="P76">This bull produces very tall and long progeny with average muscle. He also has good milk all through his pedigree. He should be used to improve size and breed replacement heifers.</text:p>
      <text:p text:style-name="P77">(Calving-99. Growth-104. Muscle-102. Skeletal-118. Milk-119)</text:p>
      <text:p text:style-name="P78"/>
      <text:p text:style-name="P79"><text:span text:style-name="T80"><text:s/>ONYX (ONN) FR6327814141 €25.00 each (Ferrerol Michel)</text:span></text:p>
      <text:p text:style-name="P81">Produces small muscular progeny. He is very easy calving and his heifers have very good milk. Should only be used on large cows to improve muscle and milk.</text:p>
      <text:p text:style-name="Normal"><text:span text:style-name="T82">(Calving-104. Growth-96. M</text:span><text:span text:style-name="T83">uscle-109. Skeletal-91. Milk-109</text:span><text:span text:style-name="T84">)</text:span><text:span text:style-name="T85"><text:s/></text:span></text:p>
      <text:p text:style-name="P86"/>
      <text:p text:style-name="Normal"><text:span text:style-name="T87">ACAJOU (S2157) <text:s/>FR1525043778 <text:s/>€28.00 each<text:s/></text:span><text:span text:style-name="T88">(Gaec Missiel)</text:span></text:p>
      <text:p text:style-name="Normal"><text:span text:style-name="T89">Produces large progeny with very good growth rate with above average muscle. They have very</text:span><text:span text:style-name="T90"><text:s/>good</text:span><text:span text:style-name="T91"><text:s text:c="2"/>(PTO</text:span><text:span text:style-name="T92"><text:s/></text:span><text:span text:style-name="T93">&gt;&gt;)<text:s/></text:span><text:soft-page-break/><text:span text:style-name="T94">backs</text:span><text:span text:style-name="T95"><text:s/></text:span><text:span text:style-name="T96">and pelvises with excellent feet and legs both front and back. His calves are reported to be remarkably docile. He should suit a wide rage of cow types.</text:span></text:p>
      <text:p text:style-name="P97">(Calving-95. Growth-112. Muscle-92. Skeletal-111.)</text:p>
      <text:p text:style-name="P98"/>
      <text:p text:style-name="P99">DIRECT DEBITS.</text:p>
      <text:p text:style-name="P100">Many breeders have signed up to the payment of calf registrations by Direct Debit. By using Direct Debit this means no need to send cheques or notify society when calves are born and avoids late penalties.<text:s/>You name the calf you require to register as a pedigree and make sure inseminations have gone through the system. <text:s/></text:p>
      <text:p text:style-name="P101">A statement detailing the registrations is sent out to the breeder 12 days before payment is taken, allowing ample time to query the invoice if necessary. If you choose to pay by Direct Debit please contact secretary.</text:p>
      <text:p text:style-name="P102"/>
      <text:p text:style-name="P103"><text:span text:style-name="T104">CATTLE REGISTRATIONS:<text:s/></text:span></text:p>
      <text:p text:style-name="Normal">2016 calves must be named starting with the letter "R". e.g. Rose or Richard.</text:p>
      <text:p text:style-name="Normal">Do not name a calf if you don’t intend to proceed with the registration.<text:s/>Cancellation fee will apply.</text:p>
      <text:p text:style-name="P105"/>
      <text:p text:style-name="P106">“We wish all our breeders a Very Merry<text:s/>Christmas and a Happy New Year.”</text:p>
      <text:p text:style-name="Normal"/>
      <text:p text:style-name="Normal"><text:span text:style-name="T107">SECRETARY:</text:span><text:s text:c="2"/><text:span text:style-name="T108">Meryl Gillespie, Glenard House, Cloughjordan, Co. Tipperary. <text:s text:c="2"/></text:span></text:p>
      <text:p text:style-name="Normal"><text:span text:style-name="T109">CHAIRMAN:</text:span><text:s text:c="2"/><text:span text:style-name="T110">Joe Fortune, Knottown, Wexford, Co. Wexford.</text:span></text:p>
      <text:p text:style-name="P111"/>
      <text:p text:style-name="P112"><text:span text:style-name="T113">ENTRY FORM</text:span><text:span text:style-name="T114"><text:tab/>FOR<text:s/></text:span><text:span text:style-name="T115"><text:tab/></text:span><text:span text:style-name="T116">SHOW AND SALE</text:span></text:p>
      <text:p text:style-name="P117"><text:span text:style-name="T118">Closing Date: Wednesday 2</text:span><text:span text:style-name="T119">2</text:span><text:span text:style-name="T120">nd</text:span><text:span text:style-name="T121"><text:s/></text:span><text:span text:style-name="T122"><text:s/>January</text:span><text:span text:style-name="T123"><text:s/>2016.</text:span></text:p>
      <text:p text:style-name="P124"/>
      <text:p text:style-name="P125"><text:span text:style-name="T126">ENTRY FEE<text:s/></text:span><text:span text:style-name="T127">€</text:span><text:span text:style-name="T128">35.00</text:span></text:p>
      <text:p text:style-name="P129"/>
      <text:p text:style-name="P130">Name of Exhibitor. ______________________________________________________</text:p>
      <text:p text:style-name="P131"><text:tab/></text:p>
      <text:p text:style-name="P132">Name of Animal ___________________________ <text:s text:c="4"/>National I.D.Number__________________________</text:p>
      <text:p text:style-name="P133"/>
      <text:p text:style-name="P134">Date of Birth __________________ <text:s/>Sex ________ <text:s text:c="3"/>If female, please tick maiden _____ <text:s/>or in calf ______</text:p>
      <text:p text:style-name="P135"/>
      <text:p text:style-name="P136">If in calf, date of service if known ___________________________________________________________</text:p>
      <text:p text:style-name="P137"/>
      <text:p text:style-name="P138">If in calf, name of Bull/Sire <text:s/>_________________________ and I.D. Number _________________________</text:p>
      <text:p text:style-name="P139">Must be in-calf to a Pedigree 100% Registered Salers Bull.</text:p>
      <text:p text:style-name="P140"/>
      <text:p text:style-name="P141">Haltered: ______________ <text:s text:c="13"/>Un-Haltered Female: <text:s text:c="2"/>________________ <text:s text:c="5"/>(Answer Yes <text:s/>or No)</text:p>
      <text:p text:style-name="P142"><text:span text:style-name="T143">If your animal hasn’t been tested by the ear tag for BVD,</text:span><text:s/>(born before 1/1/’13),<text:s/><text:span text:style-name="T144">it must have tested negative for the<text:s/></text:span><text:span text:style-name="T145">BVD</text:span><text:span text:style-name="T146"><text:s/></text:span><text:span text:style-name="T147">Virus Once</text:span><text:span text:style-name="T148"><text:s/>within their lifetime. A signed form to<text:s/></text:span><text:span text:style-name="T149">prove it is BVD Virus<text:s/></text:span><text:span text:style-name="T150">free will be required.</text:span></text:p>
      <text:p text:style-name="P151"><text:span text:style-name="T152">All</text:span><text:span text:style-name="T153"><text:s/>animals must be Export tested.</text:span><text:span text:style-name="T154"><text:s text:c="2"/></text:span><text:span text:style-name="T155">All</text:span><text:span text:style-name="T156"><text:s/>cattle must be of a high health status.</text:span></text:p>
      <text:p text:style-name="P157"/>
      <text:p text:style-name="Normal">Animals must be TB tested within 30 days of sale for Export, and within 60 days of sale for Brucellosis (Heifers and Bulls over 24mths) and also tested free from BVD virus once in their life.</text:p>
      <text:p text:style-name="Normal">If the animal had a previous test, make sure its 42 days since previous test.</text:p>
      <text:p text:style-name="P158">NOTE when vaccinating an animal this should be done 4 weeks prior to sale</text:p>
      <text:p text:style-name="Normal">Please<text:s/>mention to your vet that he/she puts the animals on the system for Export after reading them.</text:p>
      <text:p text:style-name="Normal"/>
      <text:p text:style-name="Normal">If an animal is sold for Export, an Export Pedigree Certificate must be got<text:s/>from the Salers Cattle Society,<text:s/>at a charge of €40.00,<text:s/>the Society will cover the cost of the Pedigree Cert<text:s/>for Bulls only.</text:p>
      <text:p text:style-name="Normal">Any Bull sold for Export must be DNA'd for full parentage<text:s/>at the cost of the seller.<text:s/><text:s/>Sellers of Bulls, please collect a DNA sample from your bull if it is sold for Export.</text:p>
      <text:p text:style-name="P159">An inspection of all animals will take place to ensure reasonable quality. The committee reserve the right to refuse entry to any animal showing a bad temperament or quality.<text:s/></text:p>
      <text:p text:style-name="P160"/>
      <text:p text:style-name="P161">I hereby certify that the particulars given by me on the entry form are correct to the best of my knowledge.</text:p>
      <text:p text:style-name="P162">NOTE when vaccinating an animal this should be done 4 weeks prior to sale</text:p>
      <text:p text:style-name="P163"/>
      <text:p text:style-name="P164"><text:span text:style-name="T165"><text:s/>Signed: ________________________ <text:s text:c="4"/>Date:<text:s/></text:span><text:span text:style-name="T166">____________</text:span><text:span text:style-name="T167"><text:s/></text:span><text:span text:style-name="T168"><text:s text:c="7"/></text:span><text:span text:style-name="T169">PLEASE RETURN</text:span><text:span text:style-name="T170"><text:s/>22</text:span><text:span text:style-name="T171">nd</text:span><text:span text:style-name="T172"><text:s text:c="2"/>JANUARY 2016</text:span><text:span text:style-name="T17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widows="0" fo:orphans="0" style:punctuation-wrap="simple" style:text-autospace="none" fo:margin-bottom="0in" fo:line-height="100%"/>
      <style:text-properties style:font-name="Times New Roman" style:font-name-asian="Times New Roman" style:letter-kerning="true" fo:font-size="10pt" style:font-size-asian="10pt" style:font-size-complex="10pt" fo:language="en" fo:country="US" style:language-asian="en" style:country-asian="IE" fo:hyphenate="false"/>
    </style:style>
    <style:style style:name="DefaultParagraphFont" style:display-name="Default Paragraph Font" style:family="text"/>
    <style:style style:name="NormalWeb" style:display-name="Normal (Web)" style:family="paragraph" style:parent-style-name="Normal">
      <style:paragraph-properties fo:widows="2" fo:orphans="2" style:punctuation-wrap="hanging" style:text-autospace="ideograph-alpha" style:vertical-align="auto" fo:margin-top="0.0694in" fo:margin-bottom="0.2708in"/>
      <style:text-properties style:letter-kerning="false" fo:font-size="12pt" style:font-size-asian="12pt" style:font-size-complex="12pt" fo:language="en" fo:country="IE" fo:hyphenate="false"/>
    </style:style>
    <style:style style:name="Hyperlink" style:display-name="Hyperlink" style:family="text" style:parent-style-name="DefaultParagraphFont">
      <style:text-properties style:text-line-through-type="none" fo:color="#1982D1" style:text-underline-type="none" style:text-underline-color="font-color"/>
    </style:style>
    <style:style style:name="NoSpacing" style:display-name="No Spacing" style:family="paragraph">
      <style:paragraph-properties fo:widows="0" fo:orphans="0" style:punctuation-wrap="simple" style:text-autospace="none" fo:margin-bottom="0in" fo:line-height="100%"/>
      <style:text-properties style:font-name="Times New Roman" style:font-name-asian="Times New Roman" style:letter-kerning="true" fo:font-size="10pt" style:font-size-asian="10pt" style:font-size-complex="10pt" fo:language="en" fo:country="US" style:language-asian="en" style:country-asian="IE"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C1</meta:initial-creator>
    <dc:creator>PC1</dc:creator>
    <meta:creation-date>2015-12-15T19:24:00Z</meta:creation-date>
    <dc:date>2015-12-16T15:55:00Z</dc:date>
    <meta:template xlink:href="Normal" xlink:type="simple"/>
    <meta:editing-cycles>5</meta:editing-cycles>
    <meta:editing-duration>PT5700S</meta:editing-duration>
    <meta:document-statistic meta:page-count="2" meta:paragraph-count="14" meta:word-count="1057" meta:character-count="7071" meta:row-count="50" meta:non-whitespace-character-count="6028"/>
  </office:meta>
</office:document-meta>
</file>